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1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147.15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30.71pt"/>
    </style:style>
    <style:style style:name="co15" style:family="table-column">
      <style:table-column-properties fo:break-before="auto" style:column-width="123.99pt"/>
    </style:style>
    <style:style style:name="co16" style:family="table-column">
      <style:table-column-properties fo:break-before="auto" style:column-width="129.15pt"/>
    </style:style>
    <style:style style:name="co17" style:family="table-column">
      <style:table-column-properties fo:break-before="auto" style:column-width="97.26pt"/>
    </style:style>
    <style:style style:name="co18" style:family="table-column">
      <style:table-column-properties fo:break-before="auto" style:column-width="94.14pt"/>
    </style:style>
    <style:style style:name="co19" style:family="table-column">
      <style:table-column-properties fo:break-before="auto" style:column-width="135.84pt"/>
    </style:style>
    <style:style style:name="co20" style:family="table-column">
      <style:table-column-properties fo:break-before="auto" style:column-width="247.01pt"/>
    </style:style>
    <style:style style:name="co21" style:family="table-column">
      <style:table-column-properties fo:break-before="auto" style:column-width="93.09pt"/>
    </style:style>
    <style:style style:name="co22" style:family="table-column">
      <style:table-column-properties fo:break-before="auto" style:column-width="125.01pt"/>
    </style:style>
    <style:style style:name="co23" style:family="table-column">
      <style:table-column-properties fo:break-before="auto" style:column-width="251.66pt"/>
    </style:style>
    <style:style style:name="co24" style:family="table-column">
      <style:table-column-properties fo:break-before="auto" style:column-width="100.66pt"/>
    </style:style>
    <style:style style:name="co25" style:family="table-column">
      <style:table-column-properties fo:break-before="auto" style:column-width="190.4pt"/>
    </style:style>
    <style:style style:name="co26" style:family="table-column">
      <style:table-column-properties fo:break-before="auto" style:column-width="121.95pt"/>
    </style:style>
    <style:style style:name="co27" style:family="table-column">
      <style:table-column-properties fo:break-before="auto" style:column-width="139.95pt"/>
    </style:style>
    <style:style style:name="co28" style:family="table-column">
      <style:table-column-properties fo:break-before="auto" style:column-width="173.4pt"/>
    </style:style>
    <style:style style:name="co29" style:family="table-column">
      <style:table-column-properties fo:break-before="auto" style:column-width="179.6pt"/>
    </style:style>
    <style:style style:name="co30" style:family="table-column">
      <style:table-column-properties fo:break-before="auto" style:column-width="171.35pt"/>
    </style:style>
    <style:style style:name="co31" style:family="table-column">
      <style:table-column-properties fo:break-before="auto" style:column-width="177.51pt"/>
    </style:style>
    <style:style style:name="co32" style:family="table-column">
      <style:table-column-properties fo:break-before="auto" style:column-width="189.35pt"/>
    </style:style>
    <style:style style:name="co33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84"/>
    <style:style style:name="ce5" style:family="table-cell" style:parent-style-name="Default" style:data-style-name="N11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0.168966464731051" calcext:value-type="float">
            <text:p>0.168966464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0.322221335036729" calcext:value-type="float">
            <text:p>0.322221335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0.815726305682593" calcext:value-type="float">
            <text:p>0.815726305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1" calcext:value-type="float">
            <text:p>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161005411066504" calcext:value-type="float">
            <text:p>0.016100541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1 KDD2.B23:KDD2.B23 KDD2.B24:KDD2.B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97pt" svg:height="318.93pt" svg:x="1041.73pt" svg:y="218.69pt">
            <loext:p draw:notify-on-update-of-ranges="KDD2.A34:KDD2.A41 KDD2.B33:KDD2.B33 KDD2.B34:KDD2.B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41906" calcext:value-type="float">
            <text:p>0.4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 table:number-columns-repeated="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098045" calcext:value-type="float">
            <text:p>0.098045</text:p>
          </table:table-cell>
          <table:table-cell table:formula="of:=[.D29]/[.B29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0707404" calcext:value-type="float">
            <text:p>0.0707404</text:p>
          </table:table-cell>
          <table:table-cell table:formula="of:=[.D30]/[.B30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0.41906" calcext:value-type="float">
            <text:p>0.41906</text:p>
          </table:table-cell>
          <table:table-cell table:formula="of:=[.D31]/[.B31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4]/[.B24]" office:value-type="float" office:value="0.123029136209562" calcext:value-type="float">
            <text:p>0.1230291362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5]/[.B25]" office:value-type="float" office:value="0.238115819094936" calcext:value-type="float">
            <text:p>0.2381158191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6]/[.B26]" office:value-type="float" office:value="0.430991750642767" calcext:value-type="float">
            <text:p>0.4309917506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7]/[.B27]" office:value-type="float" office:value="0.728065029404439" calcext:value-type="float">
            <text:p>0.7280650294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38]/[.B28]" office:value-type="float" office:value="0.829851978893678" calcext:value-type="float">
            <text:p>0.8298519789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39]/[.B29]" office:value-type="float" office:value="0.721509510938855" calcext:value-type="float">
            <text:p>0.7215095109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0]/[.B30]" office:value-type="float" office:value="1" calcext:value-type="float">
            <text:p>1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1]/[.B31]" office:value-type="float" office:value="0.168807330692502" calcext:value-type="float">
            <text:p>0.1688073307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</table:table>
      <table:table table:name="Netflix" table:style-name="ta1">
        <table:shapes>
          <draw:frame draw:z-index="0" draw:style-name="gr1" draw:text-style-name="P1" svg:width="524.35pt" svg:height="445.86pt" svg:x="590.71pt" svg:y="412.81pt">
            <loext:p draw:notify-on-update-of-ranges="Netflix.A64:Netflix.A64 Netflix.A65:Netflix.A74 Netflix.B64:Netflix.B64 Netflix.B65:Netflix.B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1137.8pt" svg:y="412.81pt">
            <loext:p draw:notify-on-update-of-ranges="Netflix.A64:Netflix.A64 Netflix.A65:Netflix.A74 Netflix.C64:Netflix.C64 Netflix.C65:Netflix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17]*[Netflix.B18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1.705" calcext:value-type="float">
            <text:p>1.70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1636" calcext:value-type="float">
            <text:p>0.1636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97" calcext:value-type="float">
            <text:p>0.097</text:p>
          </table:table-cell>
          <table:table-cell office:value-type="float" office:value="1.6949" calcext:value-type="float">
            <text:p>1.6949</text:p>
          </table:table-cell>
          <table:table-cell office:value-type="float" office:value="0.347178" calcext:value-type="float">
            <text:p>0.347178</text:p>
          </table:table-cell>
          <table:table-cell office:value-type="float" office:value="3.10907" calcext:value-type="float">
            <text:p>3.10907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1.70462" calcext:value-type="float">
            <text:p>1.70462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1.35655" calcext:value-type="float">
            <text:p>1.35655</text:p>
          </table:table-cell>
          <table:table-cell office:value-type="float" office:value="0.208547" calcext:value-type="float">
            <text:p>0.208547</text:p>
          </table:table-cell>
          <table:table-cell office:value-type="float" office:value="1.34725" calcext:value-type="float">
            <text:p>1.34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675" calcext:value-type="float">
            <text:p>1.0675</text:p>
          </table:table-cell>
          <table:table-cell/>
          <table:table-cell office:value-type="float" office:value="1.0679" calcext:value-type="float">
            <text:p>1.0679</text:p>
          </table:table-cell>
          <table:table-cell/>
          <table:table-cell office:value-type="float" office:value="1.0685" calcext:value-type="float">
            <text:p>1.0685</text:p>
          </table:table-cell>
          <table:table-cell/>
          <table:table-cell office:value-type="float" office:value="1.0924" calcext:value-type="float">
            <text:p>1.0924</text:p>
          </table:table-cell>
          <table:table-cell/>
          <table:table-cell office:value-type="float" office:value="1.0791" calcext:value-type="float">
            <text:p>1.0791</text:p>
          </table:table-cell>
          <table:table-cell/>
          <table:table-cell office:value-type="float" office:value="1.44526" calcext:value-type="float">
            <text:p>1.44526</text:p>
          </table:table-cell>
          <table:table-cell/>
          <table:table-cell office:value-type="float" office:value="1.16542" calcext:value-type="float">
            <text:p>1.16542</text:p>
          </table:table-cell>
          <table:table-cell/>
          <table:table-cell office:value-type="float" office:value="1.00713" calcext:value-type="float">
            <text:p>1.00713</text:p>
          </table:table-cell>
          <table:table-cell/>
          <table:table-cell office:value-type="float" office:value="1.01859" calcext:value-type="float">
            <text:p>1.01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9693" calcext:value-type="float">
            <text:p>0.9693</text:p>
          </table:table-cell>
          <table:table-cell/>
          <table:table-cell office:value-type="float" office:value="0.9694" calcext:value-type="float">
            <text:p>0.9694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1.1745" calcext:value-type="float">
            <text:p>1.1745</text:p>
          </table:table-cell>
          <table:table-cell/>
          <table:table-cell office:value-type="float" office:value="1.02058" calcext:value-type="float">
            <text:p>1.02058</text:p>
          </table:table-cell>
          <table:table-cell/>
          <table:table-cell office:value-type="float" office:value="0.894858" calcext:value-type="float">
            <text:p>0.894858</text:p>
          </table:table-cell>
          <table:table-cell/>
          <table:table-cell office:value-type="float" office:value="0.903328" calcext:value-type="float">
            <text:p>0.903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.942" calcext:value-type="float">
            <text:p>0.942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2" calcext:value-type="float">
            <text:p>0.9422</text:p>
          </table:table-cell>
          <table:table-cell/>
          <table:table-cell office:value-type="float" office:value="0.9428" calcext:value-type="float">
            <text:p>0.9428</text:p>
          </table:table-cell>
          <table:table-cell/>
          <table:table-cell office:value-type="float" office:value="1.07199" calcext:value-type="float">
            <text:p>1.07199</text:p>
          </table:table-cell>
          <table:table-cell/>
          <table:table-cell office:value-type="float" office:value="0.953116" calcext:value-type="float">
            <text:p>0.953116</text:p>
          </table:table-cell>
          <table:table-cell/>
          <table:table-cell office:value-type="float" office:value="0.843911" calcext:value-type="float">
            <text:p>0.843911</text:p>
          </table:table-cell>
          <table:table-cell/>
          <table:table-cell office:value-type="float" office:value="0.850691" calcext:value-type="float">
            <text:p>0.850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929" calcext:value-type="float">
            <text:p>0.929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3" calcext:value-type="float">
            <text:p>0.9293</text:p>
          </table:table-cell>
          <table:table-cell/>
          <table:table-cell office:value-type="float" office:value="1.01916" calcext:value-type="float">
            <text:p>1.01916</text:p>
          </table:table-cell>
          <table:table-cell/>
          <table:table-cell office:value-type="float" office:value="0.914506" calcext:value-type="float">
            <text:p>0.914506</text:p>
          </table:table-cell>
          <table:table-cell/>
          <table:table-cell office:value-type="float" office:value="0.815931" calcext:value-type="float">
            <text:p>0.815931</text:p>
          </table:table-cell>
          <table:table-cell/>
          <table:table-cell office:value-type="float" office:value="0.822225" calcext:value-type="float">
            <text:p>0.822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9212" calcext:value-type="float">
            <text:p>0.9212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4" calcext:value-type="float">
            <text:p>0.9214</text:p>
          </table:table-cell>
          <table:table-cell/>
          <table:table-cell office:value-type="float" office:value="0.987587" calcext:value-type="float">
            <text:p>0.987587</text:p>
          </table:table-cell>
          <table:table-cell/>
          <table:table-cell office:value-type="float" office:value="0.889841" calcext:value-type="float">
            <text:p>0.889841</text:p>
          </table:table-cell>
          <table:table-cell/>
          <table:table-cell office:value-type="float" office:value="0.798614" calcext:value-type="float">
            <text:p>0.798614</text:p>
          </table:table-cell>
          <table:table-cell/>
          <table:table-cell office:value-type="float" office:value="0.804668" calcext:value-type="float">
            <text:p>0.8046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9158" calcext:value-type="float">
            <text:p>0.9158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68179" calcext:value-type="float">
            <text:p>0.968179</text:p>
          </table:table-cell>
          <table:table-cell/>
          <table:table-cell office:value-type="float" office:value="0.873151" calcext:value-type="float">
            <text:p>0.873151</text:p>
          </table:table-cell>
          <table:table-cell/>
          <table:table-cell office:value-type="float" office:value="0.786955" calcext:value-type="float">
            <text:p>0.786955</text:p>
          </table:table-cell>
          <table:table-cell/>
          <table:table-cell office:value-type="float" office:value="0.792897" calcext:value-type="float">
            <text:p>0.7928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9115" calcext:value-type="float">
            <text:p>0.9115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8" calcext:value-type="float">
            <text:p>0.9118</text:p>
          </table:table-cell>
          <table:table-cell/>
          <table:table-cell office:value-type="float" office:value="0.955654" calcext:value-type="float">
            <text:p>0.955654</text:p>
          </table:table-cell>
          <table:table-cell/>
          <table:table-cell office:value-type="float" office:value="0.861244" calcext:value-type="float">
            <text:p>0.861244</text:p>
          </table:table-cell>
          <table:table-cell/>
          <table:table-cell office:value-type="float" office:value="0.778593" calcext:value-type="float">
            <text:p>0.778593</text:p>
          </table:table-cell>
          <table:table-cell/>
          <table:table-cell office:value-type="float" office:value="0.784521" calcext:value-type="float">
            <text:p>0.7845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9079" calcext:value-type="float">
            <text:p>0.9079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1" calcext:value-type="float">
            <text:p>0.9081</text:p>
          </table:table-cell>
          <table:table-cell/>
          <table:table-cell office:value-type="float" office:value="0.9082" calcext:value-type="float">
            <text:p>0.9082</text:p>
          </table:table-cell>
          <table:table-cell/>
          <table:table-cell office:value-type="float" office:value="0.947501" calcext:value-type="float">
            <text:p>0.947501</text:p>
          </table:table-cell>
          <table:table-cell/>
          <table:table-cell office:value-type="float" office:value="0.852412" calcext:value-type="float">
            <text:p>0.852412</text:p>
          </table:table-cell>
          <table:table-cell/>
          <table:table-cell office:value-type="float" office:value="0.772301" calcext:value-type="float">
            <text:p>0.772301</text:p>
          </table:table-cell>
          <table:table-cell/>
          <table:table-cell office:value-type="float" office:value="0.778293" calcext:value-type="float">
            <text:p>0.7782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9044" calcext:value-type="float">
            <text:p>0.9044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6" calcext:value-type="float">
            <text:p>0.9046</text:p>
          </table:table-cell>
          <table:table-cell/>
          <table:table-cell office:value-type="float" office:value="0.9049" calcext:value-type="float">
            <text:p>0.9049</text:p>
          </table:table-cell>
          <table:table-cell/>
          <table:table-cell office:value-type="float" office:value="0.942142" calcext:value-type="float">
            <text:p>0.942142</text:p>
          </table:table-cell>
          <table:table-cell/>
          <table:table-cell office:value-type="float" office:value="0.845647" calcext:value-type="float">
            <text:p>0.845647</text:p>
          </table:table-cell>
          <table:table-cell/>
          <table:table-cell office:value-type="float" office:value="0.767389" calcext:value-type="float">
            <text:p>0.767389</text:p>
          </table:table-cell>
          <table:table-cell/>
          <table:table-cell office:value-type="float" office:value="0.773503" calcext:value-type="float">
            <text:p>0.7735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9"/>
          <table:table-cell office:value-type="string" calcext:value-type="string">
            <text:p>The loss difference is about Utile ordering</text:p>
          </table:table-cell>
          <table:table-cell table:number-columns-repeated="8"/>
        </table:table-row>
        <table:table-row table:style-name="ro1" table:number-rows-repeated="22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elative 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53]/[.B53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54]/[.B54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55]/[.B55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56]/[.B56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57]/[.B57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58]/[.B58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59]/[.B59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60]/[.B60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61]/[.B61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62]/[.B62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elative 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19]" office:value-type="float" office:value="0.934" calcext:value-type="float">
            <text:p>0.934</text:p>
          </table:table-cell>
          <table:table-cell table:formula="of:=[.D65]/[.B65]" office:value-type="float" office:value="0.103854389721627" calcext:value-type="float">
            <text:p>0.1038543897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19]" office:value-type="float" office:value="0.4905" calcext:value-type="float">
            <text:p>0.4905</text:p>
          </table:table-cell>
          <table:table-cell table:formula="of:=[.D66]/[.B66]" office:value-type="float" office:value="0.197757390417941" calcext:value-type="float">
            <text:p>0.1977573904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19]" office:value-type="float" office:value="0.2855" calcext:value-type="float">
            <text:p>0.2855</text:p>
          </table:table-cell>
          <table:table-cell table:formula="of:=[.D67]/[.B67]" office:value-type="float" office:value="0.339754816112084" calcext:value-type="float">
            <text:p>0.3397548161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19]" office:value-type="float" office:value="0.1636" calcext:value-type="float">
            <text:p>0.1636</text:p>
          </table:table-cell>
          <table:table-cell table:formula="of:=[.D68]/[.B68]" office:value-type="float" office:value="0.592909535452323" calcext:value-type="float">
            <text:p>0.5929095355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19]" office:value-type="float" office:value="0.097" calcext:value-type="float">
            <text:p>0.097</text:p>
          </table:table-cell>
          <table:table-cell table:formula="of:=[.D69]/[.B69]"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19]" office:value-type="float" office:value="0.347178" calcext:value-type="float">
            <text:p>0.347178</text:p>
          </table:table-cell>
          <table:table-cell table:formula="of:=[.D70]/[.B70]" office:value-type="float" office:value="0.279395583821556" calcext:value-type="float">
            <text:p>0.2793955838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19]" office:value-type="float" office:value="0.208547" calcext:value-type="float">
            <text:p>0.208547</text:p>
          </table:table-cell>
          <table:table-cell table:formula="of:=[.D71]/[.B71]" office:value-type="float" office:value="0.465122969882089" calcext:value-type="float">
            <text:p>0.4651229699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72]/[.B72]" office:value-type="float" office:value="0.00250424159038351" calcext:value-type="float">
            <text:p>0.0025042416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73]/[.B73]" office:value-type="float" office:value="0.0172919605135123" calcext:value-type="float">
            <text:p>0.0172919605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74]/[.B74]" office:value-type="float" office:value="0.0565456984767662" calcext:value-type="float">
            <text:p>0.0565456985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</table:table>
      <table:table table:name="IM4" table:style-name="ta1">
        <table:shapes>
          <draw:frame draw:z-index="0" draw:style-name="gr1" draw:text-style-name="P1" svg:width="558.31pt" svg:height="340.24pt" svg:x="409.44pt" svg:y="274.17pt">
            <loext:p draw:notify-on-update-of-ranges="IM4.A22:IM4.A28 IM4.B21:IM4.B21 IM4.B22:IM4.B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994.62pt" svg:y="274.17pt">
            <loext:p draw:notify-on-update-of-ranges="IM4.A31:IM4.A37 IM4.B30:IM4.B30 IM4.B31:IM4.B3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03539295196533" calcext:value-type="float">
            <text:p>5.035392952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729574823379517" calcext:value-type="float">
            <text:p>0.7295748234</text:p>
          </table:table-cell>
          <table:table-cell office:value-type="float" office:value="0.267426" calcext:value-type="float">
            <text:p>0.26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8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1.20765707492828" calcext:value-type="float">
            <text:p>1.2076570749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4.46640176773071" calcext:value-type="float">
            <text:p>4.46640176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1.05198669433594" calcext:value-type="float">
            <text:p>1.0519866943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5.03539295196533" calcext:value-type="float">
            <text:p>5.0353929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0.729574823379517" calcext:value-type="float">
            <text:p>0.7295748234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14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1]/[.B22]" office:value-type="float" office:value="0.533717920098379" calcext:value-type="float">
            <text:p>0.5337179201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1" calcext:value-type="float">
            <text:p>1</text:p>
          </table:table-cell>
          <table:table-cell office:value-type="float" office:value="0.272558" calcext:value-type="float">
            <text:p>0.272558</text:p>
          </table:table-cell>
          <table:table-cell table:number-columns-repeated="14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225691552393867" calcext:value-type="float">
            <text:p>0.2256915524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0610240668381432" calcext:value-type="float">
            <text:p>0.0610240668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259088828278432" calcext:value-type="float">
            <text:p>0.2590888283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0541284468958117" calcext:value-type="float">
            <text:p>0.0541284469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0.373584711623496" calcext:value-type="float">
            <text:p>0.3735847116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67.12pt" svg:y="229.32pt">
            <loext:p draw:notify-on-update-of-ranges="IM8.A22:IM8.A28 IM8.B21:IM8.B21 IM8.B22:IM8.B2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95.48pt" svg:y="227.2pt">
            <loext:p draw:notify-on-update-of-ranges="IM8.A31:IM8.A37 IM8.B30:IM8.B30 IM8.B31:IM8.B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9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9.77023165225983" calcext:value-type="float">
            <text:p>9.770231652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2.4069358587265" calcext:value-type="float">
            <text:p>2.4069358587</text:p>
          </table:table-cell>
          <table:table-cell office:value-type="float" office:value="0.213776" calcext:value-type="float">
            <text:p>0.213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2.32932629585266" calcext:value-type="float">
            <text:p>2.3293262959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12.4568259239197" calcext:value-type="float">
            <text:p>12.45682592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2.01491935253143" calcext:value-type="float">
            <text:p>2.0149193525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9.77023165225983" calcext:value-type="float">
            <text:p>9.77023165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2.4069358587265" calcext:value-type="float">
            <text:p>2.4069358587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1]/[.B22]" office:value-type="float" office:value="0.885881224808217" calcext:value-type="float">
            <text:p>0.8858812248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1" calcext:value-type="float">
            <text:p>1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468002272563086" calcext:value-type="float">
            <text:p>0.4680022726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0875126622670967" calcext:value-type="float">
            <text:p>0.0875126623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541029098078006" calcext:value-type="float">
            <text:p>0.5410290981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111576678916089" calcext:value-type="float">
            <text:p>0.1115766789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0.452911944473993" calcext:value-type="float">
            <text:p>0.4529119445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8 IM16.B21:IM16.B21 IM16.B22:IM16.B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1:IM16.A37 IM16.B30:IM16.B30 IM16.B31:IM16.B3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46881308555603" calcext:value-type="float">
            <text:p>1.4688130856</text:p>
          </table:table-cell>
          <table:table-cell office:value-type="float" office:value="0.203566" calcext:value-type="float">
            <text:p>0.203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5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3.35503256320953" calcext:value-type="float">
            <text:p>3.3550325632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9.69696092605591" calcext:value-type="float">
            <text:p>9.69696092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2.07322504520416" calcext:value-type="float">
            <text:p>2.0732250452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10.1374699115753" calcext:value-type="float">
            <text:p>10.1374699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1.46881308555603" calcext:value-type="float">
            <text:p>1.4688130856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1]/[.B22]"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0.851197692788126" calcext:value-type="float">
            <text:p>0.8511976928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55245365434751" calcext:value-type="float">
            <text:p>0.5524536543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191142360388358" calcext:value-type="float">
            <text:p>0.1911423604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894017754747641" calcext:value-type="float">
            <text:p>0.8940177547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182836547596912" calcext:value-type="float">
            <text:p>0.1828365476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1.26190324570695" calcext:value-type="float">
            <text:p>1.2619032457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</table:table>
      <table:table table:name="MUSIC" table:style-name="ta1">
        <table:table-column table:style-name="co3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2"/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4:38:38.943783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5-20T10:51:17.863447965</dc:date>
    <meta:editing-duration>P13DT16H44M36S</meta:editing-duration>
    <meta:editing-cycles>153</meta:editing-cycles>
    <meta:generator>LibreOffice/5.1.6.2$Linux_X86_64 LibreOffice_project/10m0$Build-2</meta:generator>
    <meta:document-statistic meta:table-count="7" meta:cell-count="154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0:AEA.B65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679cm" svg:y="0.185cm" style:legend-expansion="wide" chart:style-name="ch2"/>
        <chart:plot-area chart:style-name="ch3" table:cell-range-address="IM8.A30:IM8.B37" chart:data-source-has-labels="both" svg:x="0.428cm" svg:y="1.06cm" svg:width="20.582cm" svg:height="12.55cm">
          <chartooo:coordinate-region svg:x="1.855cm" svg:y="1.06cm" svg:width="19.155cm" svg:height="7.854cm"/>
          <chart:axis chart:dimension="x" chart:name="primary-x" chart:style-name="ch4" chartooo:axis-type="auto">
            <chartooo:date-scale/>
            <chart:categories table:cell-range-address="IM8.A31:IM8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1:IM8.B37" chart:label-cell-address="IM8.B30:IM8.B3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8.B30:IM8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1:IM8.A37</svg:desc>
                </draw:g>
              </table:table-cell>
              <table:table-cell office:value-type="float" office:value="0.885881224808217">
                <text:p>0.885881224808217</text:p>
                <draw:g>
                  <svg:desc>IM8.B31:IM8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68002272563086">
                <text:p>0.46800227256308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875126622670967">
                <text:p>0.087512662267096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541029098078006">
                <text:p>0.54102909807800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111576678916089">
                <text:p>0.111576678916089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452911944473993">
                <text:p>0.4529119444739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1:IM16.B28" chart:data-source-has-labels="both" svg:x="0.405cm" svg:y="1.095cm" svg:width="19.465cm" svg:height="14.211cm">
          <chartooo:coordinate-region svg:x="2.028cm" svg:y="1.095cm" svg:width="17.842cm" svg:height="9.516cm"/>
          <chart:axis chart:dimension="x" chart:name="primary-x" chart:style-name="ch4" chartooo:axis-type="auto">
            <chartooo:date-scale/>
            <chart:categories table:cell-range-address="IM16.A22:IM16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8" chart:label-cell-address="IM16.B21:IM16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8</svg:desc>
                </draw:g>
              </table:table-cell>
              <table:table-cell office:value-type="float" office:value="1.8535">
                <text:p>1.8535</text:p>
                <draw:g>
                  <svg:desc>IM16.B22:IM16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46881308555603">
                <text:p>1.46881308555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8.992cm" svg:y="0.185cm" style:legend-expansion="wide" chart:style-name="ch2"/>
        <chart:plot-area chart:style-name="ch3" table:cell-range-address="IM16.A30:IM16.B37" chart:data-source-has-labels="both" svg:x="0.401cm" svg:y="1.1cm" svg:width="19.262cm" svg:height="14.463cm">
          <chartooo:coordinate-region svg:x="2.06cm" svg:y="1.1cm" svg:width="17.603cm" svg:height="9.768cm"/>
          <chart:axis chart:dimension="x" chart:name="primary-x" chart:style-name="ch4" chartooo:axis-type="auto">
            <chartooo:date-scale/>
            <chart:categories table:cell-range-address="IM16.A31:IM16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1:IM16.B37" chart:label-cell-address="IM16.B30:IM16.B3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16.B30:IM16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1:IM16.A37</svg:desc>
                </draw:g>
              </table:table-cell>
              <table:table-cell office:value-type="float" office:value="1">
                <text:p>1</text:p>
                <draw:g>
                  <svg:desc>IM16.B31:IM16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851197692788126">
                <text:p>0.85119769278812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55245365434751">
                <text:p>0.55245365434751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191142360388358">
                <text:p>0.191142360388358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894017754747641">
                <text:p>0.894017754747641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182836547596912">
                <text:p>0.18283654759691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26190324570695">
                <text:p>1.261903245706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3:KDD2.B31" chart:data-source-has-labels="both" svg:x="0.381cm" svg:y="0.997cm" svg:width="18.296cm" svg:height="9.515cm">
          <chartooo:coordinate-region svg:x="1.913cm" svg:y="0.997cm" svg:width="16.764cm" svg:height="5.997cm"/>
          <chart:axis chart:dimension="x" chart:name="primary-x" chart:style-name="ch4" chartooo:axis-type="auto">
            <chartooo:date-scale/>
            <chart:categories table:cell-range-address="KDD2.A24:KDD2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1" chart:label-cell-address="KDD2.B23:KDD2.B2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1</svg:desc>
                </draw:g>
              </table:table-cell>
              <table:table-cell office:value-type="float" office:value="0.574989">
                <text:p>0.574989</text:p>
                <draw:g>
                  <svg:desc>KDD2.B24:KDD2.B3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64:Netflix.B74" chart:data-source-has-labels="both" svg:x="0.369cm" svg:y="1.097cm" svg:width="17.761cm" svg:height="14.319cm">
          <chartooo:coordinate-region svg:x="2.253cm" svg:y="1.097cm" svg:width="15.877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65:Netflix.B74" chart:label-cell-address="Netflix.B64:Netflix.B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64:Netflix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934">
                <text:p>0.934</text:p>
                <draw:g>
                  <svg:desc>Netflix.B65:Netflix.B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08547">
                <text:p>0.208547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  <table:table-row>
              <table:table-cell office:value-type="string">
                <text:p>Tensorflow, M6000</text:p>
              </table:table-cell>
              <table:table-cell office:value-type="float" office:value="1.7154266834259">
                <text:p>1.7154266834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627cm" svg:y="0.185cm" style:legend-expansion="wide" chart:style-name="ch2"/>
        <chart:plot-area chart:style-name="ch3" table:cell-range-address="Netflix.A64:Netflix.A74 Netflix.C64:Netflix.C74" chart:data-source-has-labels="both" svg:x="0.369cm" svg:y="1.097cm" svg:width="17.761cm" svg:height="14.319cm">
          <chartooo:coordinate-region svg:x="2.259cm" svg:y="1.097cm" svg:width="15.871cm" svg:height="10.727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65:Netflix.C74" chart:label-cell-address="Netflix.C64:Netflix.C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Speedup</text:p>
                <draw:g>
                  <svg:desc>Netflix.C64:Netflix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103854389721627">
                <text:p>0.103854389721627</text:p>
                <draw:g>
                  <svg:desc>Netflix.C65:Netflix.C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197757390417941">
                <text:p>0.197757390417941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339754816112084">
                <text:p>0.339754816112084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592909535452323">
                <text:p>0.59290953545232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279395583821556">
                <text:p>0.279395583821556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65122969882089">
                <text:p>0.465122969882089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0250424159038351">
                <text:p>0.00250424159038351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0172919605135123">
                <text:p>0.0172919605135123</text:p>
              </table:table-cell>
            </table:table-row>
            <table:table-row>
              <table:table-cell office:value-type="string">
                <text:p>Tensorflow, M6000</text:p>
              </table:table-cell>
              <table:table-cell office:value-type="float" office:value="0.0565456984767662">
                <text:p>0.05654569847676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cm" svg:height="11.252cm" xlink:href=".." xlink:type="simple" chart:class="chart:bar" chart:style-name="ch1">
        <chart:legend chart:legend-position="top" svg:x="8.485cm" svg:y="0.185cm" style:legend-expansion="wide" chart:style-name="ch2"/>
        <chart:plot-area chart:style-name="ch3" table:cell-range-address="KDD2.A33:KDD2.B41" chart:data-source-has-labels="both" svg:x="0.381cm" svg:y="1.008cm" svg:width="18.288cm" svg:height="10.019cm">
          <chartooo:coordinate-region svg:x="1.914cm" svg:y="1.008cm" svg:width="16.755cm" svg:height="6.501cm"/>
          <chart:axis chart:dimension="x" chart:name="primary-x" chart:style-name="ch4" chartooo:axis-type="auto">
            <chartooo:date-scale/>
            <chart:categories table:cell-range-address="KDD2.A34:KDD2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4:KDD2.B41" chart:label-cell-address="KDD2.B33:KDD2.B3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KDD2.B33:KDD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4:KDD2.A41</svg:desc>
                </draw:g>
              </table:table-cell>
              <table:table-cell office:value-type="float" office:value="0.123029136209562">
                <text:p>0.123029136209562</text:p>
                <draw:g>
                  <svg:desc>KDD2.B34:KDD2.B4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38115819094936">
                <text:p>0.238115819094936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430991750642767">
                <text:p>0.430991750642767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728065029404439">
                <text:p>0.728065029404439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829851978893678">
                <text:p>0.82985197889367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721509510938855">
                <text:p>0.72150951093885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68807330692502">
                <text:p>0.168807330692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631cm" svg:y="0.185cm" style:legend-expansion="wide" chart:style-name="ch2"/>
        <chart:plot-area chart:style-name="ch3" table:cell-range-address="AEA.A67:AEA.B72" chart:data-source-has-labels="both" svg:x="0.306cm" svg:y="1.043cm" svg:width="14.731cm" svg:height="11.72cm">
          <chartooo:coordinate-region svg:x="1.591cm" svg:y="1.043cm" svg:width="13.446cm" svg:height="8.202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0.168966464731051">
                <text:p>0.16896646473105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322221335036729">
                <text:p>0.32222133503672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815726305682593">
                <text:p>0.815726305682593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161005411066504">
                <text:p>0.0161005411066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8" chart:data-source-has-labels="both" svg:x="0.393cm" svg:y="1.023cm" svg:width="18.911cm" svg:height="10.741cm">
          <chartooo:coordinate-region svg:x="1.927cm" svg:y="1.023cm" svg:width="17.377cm" svg:height="6.046cm"/>
          <chart:axis chart:dimension="x" chart:name="primary-x" chart:style-name="ch4" chartooo:axis-type="auto">
            <chartooo:date-scale/>
            <chart:categories table:cell-range-address="IM4.A22:IM4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8" chart:label-cell-address="IM4.B21:IM4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8</svg:desc>
                </draw:g>
              </table:table-cell>
              <table:table-cell office:value-type="float" office:value="0.510678">
                <text:p>0.510678</text:p>
                <draw:g>
                  <svg:desc>IM4.B22:IM4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03539295196533">
                <text:p>5.0353929519653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729574823379517">
                <text:p>0.7295748233795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808cm" svg:y="0.185cm" style:legend-expansion="wide" chart:style-name="ch2"/>
        <chart:plot-area chart:style-name="ch3" table:cell-range-address="IM4.A30:IM4.B37" chart:data-source-has-labels="both" svg:x="0.393cm" svg:y="1.031cm" svg:width="18.911cm" svg:height="11.139cm">
          <chartooo:coordinate-region svg:x="1.948cm" svg:y="1.031cm" svg:width="17.356cm" svg:height="6.443cm"/>
          <chart:axis chart:dimension="x" chart:name="primary-x" chart:style-name="ch4" chartooo:axis-type="auto">
            <chartooo:date-scale/>
            <chart:categories table:cell-range-address="IM4.A31:IM4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1:IM4.B37" chart:label-cell-address="IM4.B30:IM4.B30" chart:class="chart:bar"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4.B30:IM4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1:IM4.A37</svg:desc>
                </draw:g>
              </table:table-cell>
              <table:table-cell office:value-type="float" office:value="0.533717920098379">
                <text:p>0.533717920098379</text:p>
                <draw:g>
                  <svg:desc>IM4.B31:IM4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225691552393867">
                <text:p>0.225691552393867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610240668381432">
                <text:p>0.0610240668381432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59088828278432">
                <text:p>0.259088828278432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541284468958117">
                <text:p>0.0541284468958117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373584711623496">
                <text:p>0.3735847116234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8" chart:data-source-has-labels="both" svg:x="0.428cm" svg:y="1.06cm" svg:width="20.582cm" svg:height="12.55cm">
          <chartooo:coordinate-region svg:x="1.835cm" svg:y="1.06cm" svg:width="19.175cm" svg:height="7.854cm"/>
          <chart:axis chart:dimension="x" chart:name="primary-x" chart:style-name="ch4" chartooo:axis-type="auto">
            <chartooo:date-scale/>
            <chart:categories table:cell-range-address="IM8.A22:IM8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8" chart:label-cell-address="IM8.B21:IM8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8</svg:desc>
                </draw:g>
              </table:table-cell>
              <table:table-cell office:value-type="float" office:value="1.23056">
                <text:p>1.23056</text:p>
                <draw:g>
                  <svg:desc>IM8.B22:IM8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9.77023165225983">
                <text:p>9.7702316522598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2.4069358587265">
                <text:p>2.40693585872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